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FD0000013BD6038B8E87574332.png" manifest:media-type="image/png"/>
  <manifest:file-entry manifest:full-path="Pictures/TablePreview1.svm" manifest:media-type=""/>
  <manifest:file-entry manifest:full-path="Pictures/1001E61600001A2D00002092AB11F8BB63C86274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1" svg:font-family="'Comic Sans MS'" style:font-adornments="Normal" style:font-family-generic="script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4.892cm" style:use-optimal-column-width="false"/>
    </style:style>
    <style:style style:name="co2" style:family="table-column">
      <style:table-column-properties style:column-width="6.023cm" style:use-optimal-column-width="false"/>
    </style:style>
    <style:style style:name="co3" style:family="table-column">
      <style:table-column-properties style:column-width="8.986cm" style:use-optimal-column-width="false"/>
    </style:style>
    <style:style style:name="ro1" style:family="table-row">
      <style:table-row-properties style:row-height="5.409cm"/>
    </style:style>
    <style:style style:name="ro2" style:family="table-row">
      <style:table-row-properties style:row-height="5.443cm"/>
    </style:style>
    <style:style style:name="ro3" style:family="table-row">
      <style:table-row-properties style:row-height="5.442cm"/>
    </style:style>
    <style:style style:name="ce1" style:family="table-cell">
      <loext:graphic-properties draw:fill="none" style:repeat="repeat"/>
      <style:paragraph-properties fo:text-align="center" fo:border-left="none" fo:border-right="none" fo:border-top="0.57pt solid #000000" fo:border-bottom="0.57pt solid #000000">
        <style:tab-stops>
          <style:tab-stop style:position="13.044cm"/>
        </style:tab-stops>
      </style:paragraph-properties>
      <style:text-properties style:font-name="Arial" fo:font-size="6pt" style:font-size-asian="6pt" style:font-size-complex="6pt"/>
    </style:style>
    <style:style style:name="ce2" style:family="table-cell">
      <loext:graphic-properties draw:fill="none" style:repeat="repeat"/>
      <style:paragraph-properties fo:text-align="center" fo:border-left="0.57pt solid #000000" fo:border-right="0.57pt dashed #000000" fo:border-top="0.57pt solid #000000" fo:border-bottom="0.57pt solid #000000">
        <style:tab-stops>
          <style:tab-stop style:position="13.044cm"/>
        </style:tab-stops>
      </style:paragraph-properties>
      <style:text-properties style:font-name="Arial" fo:font-size="8pt" style:font-size-asian="8pt" style:font-size-complex="8pt"/>
    </style:style>
    <style:style style:name="ce3" style:family="table-cell">
      <loext:graphic-properties draw:fill="none" draw:fill-color="#cfe7f5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fo:padding-top="0.125cm" fo:padding-bottom="0.125cm" fo:padding-left="0.25cm" fo:padding-right="0.25cm" fo:wrap-option="no-wrap"/>
      <style:paragraph-properties fo:margin-left="0cm" fo:margin-right="0cm" fo:margin-top="0cm" fo:margin-bottom="0cm" fo:line-height="100%" fo:text-align="center" fo:text-indent="0cm" fo:border-left="0.57pt dashed #000000" fo:border-right="none" fo:border-top="0.57pt solid #000000" fo:border-bottom="0.57pt solid #000000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text-align="center">
        <style:tab-stops>
          <style:tab-stop style:position="13.044cm"/>
        </style:tab-stops>
      </style:paragraph-properties>
    </style:style>
    <style:style style:name="P2" style:family="paragraph">
      <style:paragraph-properties fo:text-align="start">
        <style:tab-stops>
          <style:tab-stop style:position="13.044cm"/>
        </style:tab-stops>
      </style:paragraph-properties>
    </style:style>
    <style:style style:name="P3" style:family="paragraph">
      <style:paragraph-properties fo:text-align="center" style:text-autospace="ideograph-alpha" style:punctuation-wrap="simple" style:line-break="strict">
        <style:tab-stops/>
      </style:paragraph-properties>
      <style:text-properties fo:font-variant="normal" fo:text-transform="none" style:text-position="0% 100%" fo:letter-spacing="normal" fo:language="fr" fo:country="FR" style:text-underline-mode="continuous" style:text-overline-mode="continuous" style:text-line-through-mode="continuous" fo:background-color="transparent" style:language-asian="zh" style:country-asian="CN" style:language-complex="hi" style:country-complex="IN" style:text-scale="100%" fo:hyphenate="false"/>
    </style:style>
    <style:style style:name="P4" style:family="paragraph">
      <style:paragraph-properties fo:text-align="center" style:text-autospace="ideograph-alpha" style:punctuation-wrap="simple" style:line-break="strict">
        <style:tab-stops>
          <style:tab-stop style:position="13.044cm"/>
        </style:tab-stops>
      </style:paragraph-properties>
      <style:text-properties fo:font-variant="normal" fo:text-transform="none" style:text-position="0% 100%" fo:letter-spacing="normal" fo:language="fr" fo:country="FR" style:text-underline-mode="continuous" style:text-overline-mode="continuous" style:text-line-through-mode="continuous" fo:background-color="transparent" style:language-asian="zh" style:country-asian="CN" style:language-complex="hi" style:country-complex="IN" style:text-scale="100%" fo:hyphenate="false"/>
    </style:style>
    <style:style style:name="P5" style:family="paragraph">
      <style:paragraph-properties fo:text-align="end" style:text-autospace="ideograph-alpha" style:punctuation-wrap="simple" style:line-break="strict">
        <style:tab-stops>
          <style:tab-stop style:position="13.044cm"/>
        </style:tab-stops>
      </style:paragraph-properties>
      <style:text-properties fo:font-variant="normal" fo:text-transform="none" style:text-position="0% 100%" fo:letter-spacing="normal" fo:language="fr" fo:country="FR" style:text-underline-mode="continuous" style:text-overline-mode="continuous" style:text-line-through-mode="continuous" fo:background-color="transparent" style:language-asian="zh" style:country-asian="CN" style:language-complex="hi" style:country-complex="IN" style:text-scale="100%" fo:hyphenate="false"/>
    </style:style>
    <style:style style:name="P6" style:family="paragraph">
      <style:paragraph-properties fo:text-align="start" style:text-autospace="ideograph-alpha" style:punctuation-wrap="simple" style:line-break="strict">
        <style:tab-stops>
          <style:tab-stop style:position="13.044cm"/>
        </style:tab-stops>
      </style:paragraph-properties>
      <style:text-properties fo:font-variant="normal" fo:text-transform="none" style:text-position="0% 100%" fo:letter-spacing="normal" fo:language="fr" fo:country="FR" style:text-underline-mode="continuous" style:text-overline-mode="continuous" style:text-line-through-mode="continuous" fo:background-color="transparent" style:language-asian="zh" style:country-asian="CN" style:language-complex="hi" style:country-complex="IN" style:text-scale="100%" fo:hyphenate="false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2" style:family="text">
      <style:text-properties style:font-name="Arial" fo:font-size="8pt" fo:font-style="normal" style:font-size-asian="8pt" style:font-style-asian="normal" style:font-size-complex="8pt" style:font-style-complex="normal"/>
    </style:style>
    <style:style style:name="T3" style:family="text">
      <style:text-properties style:font-name="Arial" fo:font-size="8pt" fo:font-style="italic" style:font-size-asian="8pt" style:font-style-asian="italic" style:font-size-complex="8pt" style:font-style-complex="italic"/>
    </style:style>
    <style:style style:name="T4" style:family="text">
      <style:text-properties style:font-name="Arial" fo:font-size="3pt" fo:font-style="italic" style:font-size-asian="3pt" style:font-style-asian="italic" style:font-size-complex="3pt" style:font-style-complex="italic"/>
    </style:style>
    <style:style style:name="T5" style:family="text">
      <style:text-properties style:font-name="Arial" fo:font-size="8pt" style:font-size-asian="8pt" style:font-size-complex="8pt"/>
    </style:style>
    <style:style style:name="T6" style:family="text">
      <style:text-properties style:font-name="Arial" fo:font-size="4pt" style:font-size-asian="4pt" style:font-size-complex="4pt"/>
    </style:style>
    <style:style style:name="T7" style:family="text">
      <style:text-properties style:font-name="Arial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8" style:family="text">
      <style:text-properties style:font-name="Arial" fo:font-size="6pt" style:font-size-asian="6pt" style:font-size-complex="6pt"/>
    </style:style>
    <style:style style:name="T9" style:family="text">
      <style:text-properties style:font-name="Arial" fo:font-size="3pt" style:font-name-asian="Comic Sans MS1" style:font-size-asian="3pt" style:font-name-complex="Comic Sans MS1" style:font-size-complex="3pt"/>
    </style:style>
    <style:style style:name="T10" style:family="text">
      <style:text-properties style:font-name="Arial" fo:font-size="8pt" style:font-name-asian="Comic Sans MS1" style:font-size-asian="8pt" style:font-name-complex="Comic Sans MS1" style:font-size-complex="8pt"/>
    </style:style>
    <style:style style:name="T11" style:family="text">
      <style:text-properties style:font-name="Arial" fo:font-size="3pt" style:font-size-asian="3pt" style:font-size-complex="3pt"/>
    </style:style>
    <style:style style:name="T12" style:family="text">
      <style:text-properties fo:font-variant="normal" fo:text-transform="none" style:text-position="0% 100%" fo:font-size="14pt" fo:letter-spacing="normal" fo:language="fr" fo:country="FR" fo:font-weight="bold" style:text-underline-mode="continuous" style:text-overline-mode="continuous" style:text-line-through-mode="continuous" fo:background-color="transparent" style:font-size-asian="14pt" style:language-asian="zh" style:country-asian="CN" style:font-weight-asian="bold" style:font-size-complex="14pt" style:language-complex="hi" style:country-complex="IN" style:font-weight-complex="bold" style:text-scale="100%"/>
    </style:style>
    <style:style style:name="T13" style:family="text">
      <style:text-properties fo:font-variant="normal" fo:text-transform="none" style:text-position="0% 100%" fo:font-size="14pt" fo:letter-spacing="normal" fo:language="fr" fo:country="FR" style:text-underline-mode="continuous" style:text-overline-mode="continuous" style:text-line-through-mode="continuous" fo:background-color="transparent" style:font-size-asian="14pt" style:language-asian="zh" style:country-asian="CN" style:font-size-complex="14pt" style:language-complex="hi" style:country-complex="IN" style:text-scale="100%"/>
    </style:style>
    <style:style style:name="T14" style:family="text">
      <style:text-properties fo:font-variant="normal" fo:text-transform="none" style:text-position="0% 100%" fo:font-size="12pt" fo:letter-spacing="normal" fo:language="fr" fo:country="FR" fo:font-style="italic" fo:font-weight="normal" style:text-underline-mode="continuous" style:text-overline-mode="continuous" style:text-line-through-mode="continuous" fo:background-color="transparent" style:font-size-asian="12pt" style:language-asian="zh" style:country-asian="CN" style:font-style-asian="italic" style:font-weight-asian="normal" style:font-size-complex="12pt" style:language-complex="hi" style:country-complex="IN" style:font-style-complex="italic" style:font-weight-complex="normal" style:text-scale="100%"/>
    </style:style>
    <style:style style:name="T15" style:family="text">
      <style:text-properties fo:font-variant="normal" fo:text-transform="none" style:text-position="0% 100%" fo:font-size="6pt" fo:letter-spacing="normal" fo:language="fr" fo:country="FR" style:text-underline-mode="continuous" style:text-overline-mode="continuous" style:text-line-through-mode="continuous" fo:background-color="transparent" style:font-size-asian="6pt" style:language-asian="zh" style:country-asian="CN" style:font-size-complex="6pt" style:language-complex="hi" style:country-complex="IN" style:text-scale="100%"/>
    </style:style>
    <style:style style:name="T16" style:family="text">
      <style:text-properties fo:font-variant="normal" fo:text-transform="none" style:text-position="0% 100%" fo:font-size="8pt" fo:letter-spacing="normal" fo:language="fr" fo:country="FR" style:text-underline-mode="continuous" style:text-overline-mode="continuous" style:text-line-through-mode="continuous" fo:background-color="transparent" style:font-size-asian="8pt" style:language-asian="zh" style:country-asian="CN" style:font-size-complex="8pt" style:language-complex="hi" style:country-complex="IN" style:text-scale="100%"/>
    </style:style>
    <style:style style:name="T17" style:family="text">
      <style:text-properties fo:font-variant="normal" fo:text-transform="none" style:text-position="0% 100%" style:font-name="Arial" fo:font-size="8pt" fo:letter-spacing="normal" fo:language="fr" fo:country="FR" style:text-underline-mode="continuous" style:text-overline-mode="continuous" style:text-line-through-mode="continuous" fo:background-color="transparent" style:font-size-asian="8pt" style:language-asian="zh" style:country-asian="CN" style:font-size-complex="8pt" style:language-complex="hi" style:country-complex="IN" style:text-scale="100%"/>
    </style:style>
    <style:style style:name="T18" style:family="text">
      <style:text-properties fo:font-variant="normal" fo:text-transform="none" style:text-position="0% 100%" style:font-name="Arial" fo:font-size="3pt" fo:letter-spacing="normal" fo:language="fr" fo:country="FR" style:text-underline-mode="continuous" style:text-overline-mode="continuous" style:text-line-through-mode="continuous" fo:background-color="transparent" style:font-size-asian="3pt" style:language-asian="zh" style:country-asian="CN" style:font-size-complex="3pt" style:language-complex="hi" style:country-complex="IN" style:text-scale="100%"/>
    </style:style>
    <style:style style:name="T19" style:family="text">
      <style:text-properties fo:font-variant="normal" fo:text-transform="none" style:text-position="0% 100%" style:font-name="Comic Sans MS" fo:font-size="8pt" fo:letter-spacing="normal" fo:language="fr" fo:country="FR" style:text-underline-mode="continuous" style:text-overline-mode="continuous" style:text-line-through-mode="continuous" fo:background-color="transparent" style:font-size-asian="8pt" style:language-asian="zh" style:country-asian="CN" style:font-size-complex="8pt" style:language-complex="hi" style:country-complex="IN" style:text-scale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standard" draw:layer="layout" svg:width="19.9cm" svg:height="27.179cm" svg:x="0.766cm" svg:y="0.79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"><text:span text:style-name="T1">TOMBOLA</text:span></text:p>
                <text:p text:style-name="P1"><text:span text:style-name="T2">[Événement]</text:span></text:p>
                <text:p text:style-name="P1"><text:span text:style-name="T2"><text:s/></text:span><text:span text:style-name="T2">[Organisme]</text:span></text:p>
                <text:p text:style-name="P1"><text:span text:style-name="T2">[Date]</text:span></text:p>
                <text:p text:style-name="P1"><text:span text:style-name="T3">Participation [X]€</text:span></text:p>
                <text:p text:style-name="P1"><text:span text:style-name="T4"/></text:p>
                <text:p text:style-name="P2"><text:span text:style-name="T1">Souscripteur :</text:span></text:p>
                <text:p text:style-name="P2"><text:span text:style-name="T5">Nom :_____________________</text:span></text:p>
                <text:p text:style-name="P2"><text:span text:style-name="T5">Prénom :___________________</text:span></text:p>
                <text:p text:style-name="P2"><text:span text:style-name="T5">Adresse :___________________</text:span><text:span text:style-name="T5"><text:line-break/></text:span><text:span text:style-name="T5">N° Téléphone :______________</text:span></text:p>
                <text:p text:style-name="P2"><text:span text:style-name="T6"/></text:p>
                <text:p text:style-name="P2"><text:span text:style-name="T7">Vendeur</text:span></text:p>
                <text:p text:style-name="P2"><text:span text:style-name="T5">Nom : ______________________</text:span></text:p>
                <text:p text:style-name="P2"><text:span text:style-name="T5">Prénom : ________Classe : _____ </text:span></text:p>
                <text:p text:style-name="P2"><text:span text:style-name="T8"/></text:p>
                <text:p text:style-name="P2"><text:span text:style-name="T5">Souche N° <text:s text:c="10"/></text:span></text:p>
              </table:table-cell>
              <table:table-cell table:style-name="ce2">
                <text:p text:style-name="P1"><text:span text:style-name="T1">TOMBOLA</text:span></text:p>
                <text:p text:style-name="P1"><text:span text:style-name="T2">[Événement]</text:span></text:p>
                <text:p text:style-name="P1"><text:span text:style-name="T2"><text:s/></text:span><text:span text:style-name="T2">[Organisme]</text:span></text:p>
                <text:p text:style-name="P1"><text:span text:style-name="T2">[Date]</text:span></text:p>
                <text:p text:style-name="P1"><text:span text:style-name="T3">Participation [X]€</text:span></text:p>
                <text:p text:style-name="P1"><text:span text:style-name="T8"/></text:p>
                <text:p text:style-name="P1"><text:span text:style-name="T1">Souscripteur</text:span></text:p>
                <text:p text:style-name="P2"><text:span text:style-name="T5">Nom :________________________</text:span><text:span text:style-name="T5"><text:line-break/></text:span><text:span text:style-name="T5">Prénom :______________________</text:span></text:p>
                <text:p text:style-name="P2"><text:span text:style-name="T5">Adresse :______________________</text:span></text:p>
                <text:p text:style-name="P2"><text:span text:style-name="T5">N° Téléphone :_________________</text:span></text:p>
                <text:p text:style-name="P2"><text:span text:style-name="T9"/></text:p>
                <text:p text:style-name="P2"><text:span text:style-name="T10">□ </text:span><text:span text:style-name="T5">J'accepte d'être contacté par [Organisme] pour de futures communications.</text:span></text:p>
                <text:p text:style-name="P2"><text:span text:style-name="T5">Mail :__________________________</text:span></text:p>
                <text:p text:style-name="P2"><text:span text:style-name="T11"/></text:p>
                <text:p text:style-name="P2"><text:span text:style-name="T5">Coupon tirage N° <text:s text:c="9"/></text:span></text:p>
              </table:table-cell>
              <table:table-cell table:style-name="ce3">
                <text:p text:style-name="P3"><text:span text:style-name="T12">TOMBOLA</text:span></text:p>
                <text:p text:style-name="P4"><text:span text:style-name="T13">[Événement]</text:span></text:p>
                <text:p text:style-name="P4"><text:span text:style-name="T13">[Organisme]</text:span></text:p>
                <text:p text:style-name="P4"><text:span text:style-name="T13">[Date]</text:span></text:p>
                <text:p text:style-name="P4"><text:span text:style-name="T14">Participation [X]€</text:span></text:p>
                <text:p text:style-name="P4"><text:span text:style-name="T15">1 lot de consolation pour tout achat de carnet complet</text:span></text:p>
                <text:p text:style-name="P4"><text:span text:style-name="T16"/></text:p>
                <text:p text:style-name="P4"><text:span text:style-name="T16">A gagner : [gros lot 1], [gros lot 2], [gros lot 3], </text:span><text:span text:style-name="T16"><text:line-break/></text:span><text:span text:style-name="T16">[gros lot 4], [gros lot 5], </text:span><text:span text:style-name="T17"><text:line-break/></text:span><text:span text:style-name="T17">et de nombreux autres lots</text:span></text:p>
                <text:p text:style-name="P5"><text:span text:style-name="T18"/></text:p>
                <text:p text:style-name="P6"><text:span text:style-name="T17">Billet <text:s text:c="4"/>(A conserver par le souscripteur) <text:s text:c="4"/>N° <text:s text:c="8"/></text:span><text:span text:style-name="T19"><text:s text:c="5"/></text:span></text:p>
              </table:table-cell>
            </table:table-row>
            <table:table-row table:style-name="ro2">
              <table:table-cell table:style-name="ce1">
                <text:p text:style-name="P1"><text:span text:style-name="T1">TOMBOLA</text:span></text:p>
                <text:p text:style-name="P1"><text:span text:style-name="T2">[Événement]</text:span></text:p>
                <text:p text:style-name="P1"><text:span text:style-name="T2"><text:s/></text:span><text:span text:style-name="T2">[Organisme]</text:span></text:p>
                <text:p text:style-name="P1"><text:span text:style-name="T2">[Date]</text:span></text:p>
                <text:p text:style-name="P1"><text:span text:style-name="T3">Participation [X]€</text:span></text:p>
                <text:p text:style-name="P1"><text:span text:style-name="T4"/></text:p>
                <text:p text:style-name="P2"><text:span text:style-name="T1">Souscripteur :</text:span></text:p>
                <text:p text:style-name="P2"><text:span text:style-name="T5">Nom :_____________________</text:span></text:p>
                <text:p text:style-name="P2"><text:span text:style-name="T5">Prénom :___________________</text:span></text:p>
                <text:p text:style-name="P2"><text:span text:style-name="T5">Adresse :___________________</text:span><text:span text:style-name="T5"><text:line-break/></text:span><text:span text:style-name="T5">N° Téléphone :______________</text:span></text:p>
                <text:p text:style-name="P2"><text:span text:style-name="T6"/></text:p>
                <text:p text:style-name="P2"><text:span text:style-name="T7">Vendeur</text:span></text:p>
                <text:p text:style-name="P2"><text:span text:style-name="T5">Nom : ______________________</text:span></text:p>
                <text:p text:style-name="P2"><text:span text:style-name="T5">Prénom : ________Classe : _____ </text:span></text:p>
                <text:p text:style-name="P2"><text:span text:style-name="T8"/></text:p>
                <text:p text:style-name="P2"><text:span text:style-name="T5">Souche N° <text:s text:c="10"/></text:span></text:p>
              </table:table-cell>
              <table:table-cell table:style-name="ce2">
                <text:p text:style-name="P1"><text:span text:style-name="T1">TOMBOLA</text:span></text:p>
                <text:p text:style-name="P1"><text:span text:style-name="T2">[Événement]</text:span></text:p>
                <text:p text:style-name="P1"><text:span text:style-name="T2"><text:s/></text:span><text:span text:style-name="T2">[Organisme]</text:span></text:p>
                <text:p text:style-name="P1"><text:span text:style-name="T2">[Date]</text:span></text:p>
                <text:p text:style-name="P1"><text:span text:style-name="T3">Participation [X]€</text:span></text:p>
                <text:p text:style-name="P1"><text:span text:style-name="T8"/></text:p>
                <text:p text:style-name="P1"><text:span text:style-name="T1">Souscripteur</text:span></text:p>
                <text:p text:style-name="P2"><text:span text:style-name="T5">Nom :________________________</text:span><text:span text:style-name="T5"><text:line-break/></text:span><text:span text:style-name="T5">Prénom :______________________</text:span></text:p>
                <text:p text:style-name="P2"><text:span text:style-name="T5">Adresse :______________________</text:span></text:p>
                <text:p text:style-name="P2"><text:span text:style-name="T5">N° Téléphone :_________________</text:span></text:p>
                <text:p text:style-name="P2"><text:span text:style-name="T9"/></text:p>
                <text:p text:style-name="P2"><text:span text:style-name="T10">□ </text:span><text:span text:style-name="T5">J'accepte d'être contacté par [Organisme] pour de futures communications.</text:span></text:p>
                <text:p text:style-name="P2"><text:span text:style-name="T5">Mail :__________________________</text:span></text:p>
                <text:p text:style-name="P2"><text:span text:style-name="T11"/></text:p>
                <text:p text:style-name="P2"><text:span text:style-name="T5">Coupon tirage N° <text:s text:c="9"/></text:span></text:p>
              </table:table-cell>
              <table:table-cell table:style-name="ce3">
                <text:p text:style-name="P3"><text:span text:style-name="T12">TOMBOLA</text:span></text:p>
                <text:p text:style-name="P4"><text:span text:style-name="T13">[Événement]</text:span></text:p>
                <text:p text:style-name="P4"><text:span text:style-name="T13">[Organisme]</text:span></text:p>
                <text:p text:style-name="P4"><text:span text:style-name="T13">[Date]</text:span></text:p>
                <text:p text:style-name="P4"><text:span text:style-name="T14">Participation [X]€</text:span></text:p>
                <text:p text:style-name="P4"><text:span text:style-name="T15">1 lot de consolation pour tout achat de carnet complet</text:span></text:p>
                <text:p text:style-name="P4"><text:span text:style-name="T16"/></text:p>
                <text:p text:style-name="P4"><text:span text:style-name="T16">A gagner : [gros lot 1], [gros lot 2], [gros lot 3], </text:span><text:span text:style-name="T16"><text:line-break/></text:span><text:span text:style-name="T16">[gros lot 4], [gros lot 5], </text:span><text:span text:style-name="T17"><text:line-break/></text:span><text:span text:style-name="T17">et de nombreux autres lots</text:span></text:p>
                <text:p text:style-name="P5"><text:span text:style-name="T18"/></text:p>
                <text:p text:style-name="P6"><text:span text:style-name="T17">Billet <text:s text:c="4"/>(A conserver par le souscripteur) <text:s text:c="4"/>N° <text:s text:c="8"/></text:span><text:span text:style-name="T19"><text:s text:c="5"/></text:span></text:p>
              </table:table-cell>
            </table:table-row>
            <table:table-row table:style-name="ro2">
              <table:table-cell table:style-name="ce1">
                <text:p text:style-name="P1"><text:span text:style-name="T1">TOMBOLA</text:span></text:p>
                <text:p text:style-name="P1"><text:span text:style-name="T2">[Événement]</text:span></text:p>
                <text:p text:style-name="P1"><text:span text:style-name="T2"><text:s/></text:span><text:span text:style-name="T2">[Organisme]</text:span></text:p>
                <text:p text:style-name="P1"><text:span text:style-name="T2">[Date]</text:span></text:p>
                <text:p text:style-name="P1"><text:span text:style-name="T3">Participation [X]€</text:span></text:p>
                <text:p text:style-name="P1"><text:span text:style-name="T4"/></text:p>
                <text:p text:style-name="P2"><text:span text:style-name="T1">Souscripteur :</text:span></text:p>
                <text:p text:style-name="P2"><text:span text:style-name="T5">Nom :_____________________</text:span></text:p>
                <text:p text:style-name="P2"><text:span text:style-name="T5">Prénom :___________________</text:span></text:p>
                <text:p text:style-name="P2"><text:span text:style-name="T5">Adresse :___________________</text:span><text:span text:style-name="T5"><text:line-break/></text:span><text:span text:style-name="T5">N° Téléphone :______________</text:span></text:p>
                <text:p text:style-name="P2"><text:span text:style-name="T6"/></text:p>
                <text:p text:style-name="P2"><text:span text:style-name="T7">Vendeur</text:span></text:p>
                <text:p text:style-name="P2"><text:span text:style-name="T5">Nom : ______________________</text:span></text:p>
                <text:p text:style-name="P2"><text:span text:style-name="T5">Prénom : ________Classe : _____ </text:span></text:p>
                <text:p text:style-name="P2"><text:span text:style-name="T8"/></text:p>
                <text:p text:style-name="P2"><text:span text:style-name="T5">Souche N° <text:s text:c="10"/></text:span></text:p>
              </table:table-cell>
              <table:table-cell table:style-name="ce2">
                <text:p text:style-name="P1"><text:span text:style-name="T1">TOMBOLA</text:span></text:p>
                <text:p text:style-name="P1"><text:span text:style-name="T2">[Événement]</text:span></text:p>
                <text:p text:style-name="P1"><text:span text:style-name="T2"><text:s/></text:span><text:span text:style-name="T2">[Organisme]</text:span></text:p>
                <text:p text:style-name="P1"><text:span text:style-name="T2">[Date]</text:span></text:p>
                <text:p text:style-name="P1"><text:span text:style-name="T3">Participation [X]€</text:span></text:p>
                <text:p text:style-name="P1"><text:span text:style-name="T8"/></text:p>
                <text:p text:style-name="P1"><text:span text:style-name="T1">Souscripteur</text:span></text:p>
                <text:p text:style-name="P2"><text:span text:style-name="T5">Nom :________________________</text:span><text:span text:style-name="T5"><text:line-break/></text:span><text:span text:style-name="T5">Prénom :______________________</text:span></text:p>
                <text:p text:style-name="P2"><text:span text:style-name="T5">Adresse :______________________</text:span></text:p>
                <text:p text:style-name="P2"><text:span text:style-name="T5">N° Téléphone :_________________</text:span></text:p>
                <text:p text:style-name="P2"><text:span text:style-name="T9"/></text:p>
                <text:p text:style-name="P2"><text:span text:style-name="T10">□ </text:span><text:span text:style-name="T5">J'accepte d'être contacté par [Organisme] pour de futures communications.</text:span></text:p>
                <text:p text:style-name="P2"><text:span text:style-name="T5">Mail :__________________________</text:span></text:p>
                <text:p text:style-name="P2"><text:span text:style-name="T11"/></text:p>
                <text:p text:style-name="P2"><text:span text:style-name="T5">Coupon tirage N° <text:s text:c="9"/></text:span></text:p>
              </table:table-cell>
              <table:table-cell table:style-name="ce3">
                <text:p text:style-name="P3"><text:span text:style-name="T12">TOMBOLA</text:span></text:p>
                <text:p text:style-name="P4"><text:span text:style-name="T13">[Événement]</text:span></text:p>
                <text:p text:style-name="P4"><text:span text:style-name="T13">[Organisme]</text:span></text:p>
                <text:p text:style-name="P4"><text:span text:style-name="T13">[Date]</text:span></text:p>
                <text:p text:style-name="P4"><text:span text:style-name="T14">Participation [X]€</text:span></text:p>
                <text:p text:style-name="P4"><text:span text:style-name="T15">1 lot de consolation pour tout achat de carnet complet</text:span></text:p>
                <text:p text:style-name="P4"><text:span text:style-name="T16"/></text:p>
                <text:p text:style-name="P4"><text:span text:style-name="T16">A gagner : [gros lot 1], [gros lot 2], [gros lot 3], </text:span><text:span text:style-name="T16"><text:line-break/></text:span><text:span text:style-name="T16">[gros lot 4], [gros lot 5], </text:span><text:span text:style-name="T17"><text:line-break/></text:span><text:span text:style-name="T17">et de nombreux autres lots</text:span></text:p>
                <text:p text:style-name="P5"><text:span text:style-name="T18"/></text:p>
                <text:p text:style-name="P6"><text:span text:style-name="T17">Billet <text:s text:c="4"/>(A conserver par le souscripteur) <text:s text:c="4"/>N° <text:s text:c="8"/></text:span><text:span text:style-name="T19"><text:s text:c="5"/></text:span></text:p>
              </table:table-cell>
            </table:table-row>
            <table:table-row table:style-name="ro2">
              <table:table-cell table:style-name="ce1">
                <text:p text:style-name="P1"><text:span text:style-name="T1">TOMBOLA</text:span></text:p>
                <text:p text:style-name="P1"><text:span text:style-name="T2">[Événement]</text:span></text:p>
                <text:p text:style-name="P1"><text:span text:style-name="T2"><text:s/></text:span><text:span text:style-name="T2">[Organisme]</text:span></text:p>
                <text:p text:style-name="P1"><text:span text:style-name="T2">[Date]</text:span></text:p>
                <text:p text:style-name="P1"><text:span text:style-name="T3">Participation [X]€</text:span></text:p>
                <text:p text:style-name="P1"><text:span text:style-name="T4"/></text:p>
                <text:p text:style-name="P2"><text:span text:style-name="T1">Souscripteur :</text:span></text:p>
                <text:p text:style-name="P2"><text:span text:style-name="T5">Nom :_____________________</text:span></text:p>
                <text:p text:style-name="P2"><text:span text:style-name="T5">Prénom :___________________</text:span></text:p>
                <text:p text:style-name="P2"><text:span text:style-name="T5">Adresse :___________________</text:span><text:span text:style-name="T5"><text:line-break/></text:span><text:span text:style-name="T5">N° Téléphone :______________</text:span></text:p>
                <text:p text:style-name="P2"><text:span text:style-name="T6"/></text:p>
                <text:p text:style-name="P2"><text:span text:style-name="T7">Vendeur</text:span></text:p>
                <text:p text:style-name="P2"><text:span text:style-name="T5">Nom : ______________________</text:span></text:p>
                <text:p text:style-name="P2"><text:span text:style-name="T5">Prénom : ________Classe : _____ </text:span></text:p>
                <text:p text:style-name="P2"><text:span text:style-name="T8"/></text:p>
                <text:p text:style-name="P2"><text:span text:style-name="T5">Souche N° <text:s text:c="10"/></text:span></text:p>
              </table:table-cell>
              <table:table-cell table:style-name="ce2">
                <text:p text:style-name="P1"><text:span text:style-name="T1">TOMBOLA</text:span></text:p>
                <text:p text:style-name="P1"><text:span text:style-name="T2">[Événement]</text:span></text:p>
                <text:p text:style-name="P1"><text:span text:style-name="T2"><text:s/></text:span><text:span text:style-name="T2">[Organisme]</text:span></text:p>
                <text:p text:style-name="P1"><text:span text:style-name="T2">[Date]</text:span></text:p>
                <text:p text:style-name="P1"><text:span text:style-name="T3">Participation [X]€</text:span></text:p>
                <text:p text:style-name="P1"><text:span text:style-name="T8"/></text:p>
                <text:p text:style-name="P1"><text:span text:style-name="T1">Souscripteur</text:span></text:p>
                <text:p text:style-name="P2"><text:span text:style-name="T5">Nom :________________________</text:span><text:span text:style-name="T5"><text:line-break/></text:span><text:span text:style-name="T5">Prénom :______________________</text:span></text:p>
                <text:p text:style-name="P2"><text:span text:style-name="T5">Adresse :______________________</text:span></text:p>
                <text:p text:style-name="P2"><text:span text:style-name="T5">N° Téléphone :_________________</text:span></text:p>
                <text:p text:style-name="P2"><text:span text:style-name="T9"/></text:p>
                <text:p text:style-name="P2"><text:span text:style-name="T10">□ </text:span><text:span text:style-name="T5">J'accepte d'être contacté par [Organisme] pour de futures communications.</text:span></text:p>
                <text:p text:style-name="P2"><text:span text:style-name="T5">Mail :__________________________</text:span></text:p>
                <text:p text:style-name="P2"><text:span text:style-name="T11"/></text:p>
                <text:p text:style-name="P2"><text:span text:style-name="T5">Coupon tirage N° <text:s text:c="9"/></text:span></text:p>
              </table:table-cell>
              <table:table-cell table:style-name="ce3">
                <text:p text:style-name="P3"><text:span text:style-name="T12">TOMBOLA</text:span></text:p>
                <text:p text:style-name="P4"><text:span text:style-name="T13">[Événement]</text:span></text:p>
                <text:p text:style-name="P4"><text:span text:style-name="T13">[Organisme]</text:span></text:p>
                <text:p text:style-name="P4"><text:span text:style-name="T13">[Date]</text:span></text:p>
                <text:p text:style-name="P4"><text:span text:style-name="T14">Participation [X]€</text:span></text:p>
                <text:p text:style-name="P4"><text:span text:style-name="T15">1 lot de consolation pour tout achat de carnet complet</text:span></text:p>
                <text:p text:style-name="P4"><text:span text:style-name="T16"/></text:p>
                <text:p text:style-name="P4"><text:span text:style-name="T16">A gagner : [gros lot 1], [gros lot 2], [gros lot 3], </text:span><text:span text:style-name="T16"><text:line-break/></text:span><text:span text:style-name="T16">[gros lot 4], [gros lot 5], </text:span><text:span text:style-name="T17"><text:line-break/></text:span><text:span text:style-name="T17">et de nombreux autres lots</text:span></text:p>
                <text:p text:style-name="P5"><text:span text:style-name="T18"/></text:p>
                <text:p text:style-name="P6"><text:span text:style-name="T17">Billet <text:s text:c="4"/>(A conserver par le souscripteur) <text:s text:c="4"/>N° <text:s text:c="8"/></text:span><text:span text:style-name="T19"><text:s text:c="5"/></text:span></text:p>
              </table:table-cell>
            </table:table-row>
            <table:table-row table:style-name="ro3">
              <table:table-cell table:style-name="ce1">
                <text:p text:style-name="P1"><text:span text:style-name="T1">TOMBOLA</text:span></text:p>
                <text:p text:style-name="P1"><text:span text:style-name="T2">[Événement]</text:span></text:p>
                <text:p text:style-name="P1"><text:span text:style-name="T2"><text:s/></text:span><text:span text:style-name="T2">[Organisme]</text:span></text:p>
                <text:p text:style-name="P1"><text:span text:style-name="T2">[Date]</text:span></text:p>
                <text:p text:style-name="P1"><text:span text:style-name="T3">Participation [X]€</text:span></text:p>
                <text:p text:style-name="P1"><text:span text:style-name="T4"/></text:p>
                <text:p text:style-name="P2"><text:span text:style-name="T1">Souscripteur :</text:span></text:p>
                <text:p text:style-name="P2"><text:span text:style-name="T5">Nom :_____________________</text:span></text:p>
                <text:p text:style-name="P2"><text:span text:style-name="T5">Prénom :___________________</text:span></text:p>
                <text:p text:style-name="P2"><text:span text:style-name="T5">Adresse :___________________</text:span><text:span text:style-name="T5"><text:line-break/></text:span><text:span text:style-name="T5">N° Téléphone :______________</text:span></text:p>
                <text:p text:style-name="P2"><text:span text:style-name="T6"/></text:p>
                <text:p text:style-name="P2"><text:span text:style-name="T7">Vendeur</text:span></text:p>
                <text:p text:style-name="P2"><text:span text:style-name="T5">Nom : ______________________</text:span></text:p>
                <text:p text:style-name="P2"><text:span text:style-name="T5">Prénom : ________Classe : _____ </text:span></text:p>
                <text:p text:style-name="P2"><text:span text:style-name="T8"/></text:p>
                <text:p text:style-name="P2"><text:span text:style-name="T5">Souche N° <text:s text:c="10"/></text:span></text:p>
              </table:table-cell>
              <table:table-cell table:style-name="ce2">
                <text:p text:style-name="P1"><text:span text:style-name="T1">TOMBOLA</text:span></text:p>
                <text:p text:style-name="P1"><text:span text:style-name="T2">[Événement]</text:span></text:p>
                <text:p text:style-name="P1"><text:span text:style-name="T2"><text:s/></text:span><text:span text:style-name="T2">[Organisme]</text:span></text:p>
                <text:p text:style-name="P1"><text:span text:style-name="T2">[Date]</text:span></text:p>
                <text:p text:style-name="P1"><text:span text:style-name="T3">Participation [X]€</text:span></text:p>
                <text:p text:style-name="P1"><text:span text:style-name="T8"/></text:p>
                <text:p text:style-name="P1"><text:span text:style-name="T1">Souscripteur</text:span></text:p>
                <text:p text:style-name="P2"><text:span text:style-name="T5">Nom :________________________</text:span><text:span text:style-name="T5"><text:line-break/></text:span><text:span text:style-name="T5">Prénom :______________________</text:span></text:p>
                <text:p text:style-name="P2"><text:span text:style-name="T5">Adresse :______________________</text:span></text:p>
                <text:p text:style-name="P2"><text:span text:style-name="T5">N° Téléphone :_________________</text:span></text:p>
                <text:p text:style-name="P2"><text:span text:style-name="T9"/></text:p>
                <text:p text:style-name="P2"><text:span text:style-name="T10">□ </text:span><text:span text:style-name="T5">J'accepte d'être contacté par [Organisme] pour de futures communications.</text:span></text:p>
                <text:p text:style-name="P2"><text:span text:style-name="T5">Mail :__________________________</text:span></text:p>
                <text:p text:style-name="P2"><text:span text:style-name="T11"/></text:p>
                <text:p text:style-name="P2"><text:span text:style-name="T5">Coupon tirage N° <text:s text:c="9"/></text:span></text:p>
              </table:table-cell>
              <table:table-cell table:style-name="ce3">
                <text:p text:style-name="P3"><text:span text:style-name="T12">TOMBOLA</text:span></text:p>
                <text:p text:style-name="P4"><text:span text:style-name="T13">[Événement]</text:span></text:p>
                <text:p text:style-name="P4"><text:span text:style-name="T13">[Organisme]</text:span></text:p>
                <text:p text:style-name="P4"><text:span text:style-name="T13">[Date]</text:span></text:p>
                <text:p text:style-name="P4"><text:span text:style-name="T14">Participation [X]€</text:span></text:p>
                <text:p text:style-name="P4"><text:span text:style-name="T15">1 lot de consolation pour tout achat de carnet complet</text:span></text:p>
                <text:p text:style-name="P4"><text:span text:style-name="T16"/></text:p>
                <text:p text:style-name="P4"><text:span text:style-name="T16">A gagner : [gros lot 1], [gros lot 2], [gros lot 3], </text:span><text:span text:style-name="T16"><text:line-break/></text:span><text:span text:style-name="T16">[gros lot 4], [gros lot 5], </text:span><text:span text:style-name="T17"><text:line-break/></text:span><text:span text:style-name="T17">et de nombreux autres lots</text:span></text:p>
                <text:p text:style-name="P5"><text:span text:style-name="T18"/></text:p>
                <text:p text:style-name="P6"><text:span text:style-name="T17">Billet <text:s text:c="4"/>(A conserver par le souscripteur) <text:s text:c="4"/>N° <text:s text:c="8"/></text:span><text:span text:style-name="T19"><text:s text:c="5"/>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7" draw:layer="layout" svg:width="0.323cm" svg:height="0.402cm" svg:x="11.5cm" svg:y="15.998cm">
          <draw:image xlink:href="Pictures/1001E61600001A2D00002092AB11F8BB63C86274.svg" xlink:type="simple" xlink:show="embed" xlink:actuate="onLoad">
            <text:p/>
          </draw:image>
          <draw:image xlink:href="Pictures/10000201000000FD0000013BD6038B8E87574332.png" xlink:type="simple" xlink:show="embed" xlink:actuate="onLoad"/>
        </draw:frame>
        <draw:frame draw:style-name="gr1" draw:text-style-name="P7" draw:layer="layout" svg:width="0.323cm" svg:height="0.402cm" svg:x="11.501cm" svg:y="15.998cm">
          <draw:image xlink:href="Pictures/1001E61600001A2D00002092AB11F8BB63C86274.svg" xlink:type="simple" xlink:show="embed" xlink:actuate="onLoad">
            <text:p/>
          </draw:image>
          <draw:image xlink:href="Pictures/10000201000000FD0000013BD6038B8E87574332.png" xlink:type="simple" xlink:show="embed" xlink:actuate="onLoad"/>
        </draw:frame>
        <draw:frame draw:style-name="gr1" draw:text-style-name="P7" draw:layer="layout" svg:width="0.323cm" svg:height="0.402cm" svg:x="11.5cm" svg:y="21.498cm">
          <draw:image xlink:href="Pictures/1001E61600001A2D00002092AB11F8BB63C86274.svg" xlink:type="simple" xlink:show="embed" xlink:actuate="onLoad">
            <text:p/>
          </draw:image>
          <draw:image xlink:href="Pictures/10000201000000FD0000013BD6038B8E87574332.png" xlink:type="simple" xlink:show="embed" xlink:actuate="onLoad"/>
        </draw:frame>
        <draw:frame draw:style-name="gr1" draw:text-style-name="P7" draw:layer="layout" svg:width="0.323cm" svg:height="0.402cm" svg:x="11.5cm" svg:y="26.898cm">
          <draw:image xlink:href="Pictures/1001E61600001A2D00002092AB11F8BB63C86274.svg" xlink:type="simple" xlink:show="embed" xlink:actuate="onLoad">
            <text:p/>
          </draw:image>
          <draw:image xlink:href="Pictures/10000201000000FD0000013BD6038B8E87574332.png" xlink:type="simple" xlink:show="embed" xlink:actuate="onLoad"/>
        </draw:frame>
        <draw:frame draw:style-name="gr1" draw:text-style-name="P7" draw:layer="layout" svg:width="0.323cm" svg:height="0.402cm" svg:x="11.5cm" svg:y="10.6cm">
          <draw:image xlink:href="Pictures/1001E61600001A2D00002092AB11F8BB63C86274.svg" xlink:type="simple" xlink:show="embed" xlink:actuate="onLoad">
            <text:p/>
          </draw:image>
          <draw:image xlink:href="Pictures/10000201000000FD0000013BD6038B8E87574332.png" xlink:type="simple" xlink:show="embed" xlink:actuate="onLoad"/>
        </draw:frame>
        <draw:frame draw:style-name="gr1" draw:text-style-name="P7" draw:layer="layout" svg:width="0.323cm" svg:height="0.402cm" svg:x="11.5cm" svg:y="5.198cm">
          <draw:image xlink:href="Pictures/1001E61600001A2D00002092AB11F8BB63C86274.svg" xlink:type="simple" xlink:show="embed" xlink:actuate="onLoad">
            <text:p/>
          </draw:image>
          <draw:image xlink:href="Pictures/10000201000000FD0000013BD6038B8E87574332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ic Sans MS1" svg:font-family="'Comic Sans MS'" style:font-adornments="Normal" style:font-family-generic="script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Arial1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ext:style-name="default" table:name="default">
      <table:first-row table:style-name="blue3"/>
      <table:last-row table:style-name="blue3"/>
      <table:first-column table:style-name="blue3"/>
      <table:last-column table:style-name="blue3"/>
      <table:body table:style-name="blue1"/>
      <table:odd-rows table:style-name="blue2"/>
      <table:odd-columns table:style-name="blue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éverine ROBERTb</meta:initial-creator>
    <meta:creation-date>2018-04-15T20:22:09.94</meta:creation-date>
    <dc:date>2018-04-17T13:59:04.357967821</dc:date>
    <meta:editing-duration>PT2H28M38S</meta:editing-duration>
    <meta:editing-cycles>9</meta:editing-cycles>
    <meta:generator>LibreOffice/5.4.6.2$Linux_X86_64 LibreOffice_project/40m0$Build-2</meta:generator>
    <dc:creator>Mathieu Godlewski</dc:creator>
    <meta:document-statistic meta:object-count="7"/>
  </office:meta>
</office:document-meta>
</file>